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044" calcext:value-type="float">
            <text:p>83.5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756" calcext:value-type="float">
            <text:p>83.3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8144" calcext:value-type="float">
            <text:p>83.4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0944" calcext:value-type="float">
            <text:p>82.9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8192" calcext:value-type="float">
            <text:p>82.3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1576" calcext:value-type="float">
            <text:p>81.9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7048" calcext:value-type="float">
            <text:p>81.5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9176" calcext:value-type="float">
            <text:p>81.7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924" calcext:value-type="float">
            <text:p>81.5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5264" calcext:value-type="float">
            <text:p>87.0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1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036" calcext:value-type="float">
            <text:p>79.0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424" calcext:value-type="float">
            <text:p>79.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2368" calcext:value-type="float">
            <text:p>78.3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9216" calcext:value-type="float">
            <text:p>78.3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7544" calcext:value-type="float">
            <text:p>78.6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9696" calcext:value-type="float">
            <text:p>78.3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1472" calcext:value-type="float">
            <text:p>78.0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2536" calcext:value-type="float">
            <text:p>78.2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9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9736" calcext:value-type="float">
            <text:p>78.6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203</text:p>
          </table:table-cell>
          <table:table-cell office:value-type="string" calcext:value-type="string">
            <text:p>Dimmitt Quad</text:p>
          </table:table-cell>
          <table:table-cell office:value-type="string" calcext:value-type="string">
            <text:p>195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